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start="Arrowheads_20_1" svg:stroke-opacity="100%" draw:fill-color="#ffffff" draw:opacity-name="Transparency_20_1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solid" draw:stroke-dash="Fine_20_Dashed" svg:stroke-color="#000000" svg:stroke-opacity="100%" draw:fill="solid" draw:fill-color="#66ffff" draw:opacity="100%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6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7" style:family="graphic" style:parent-style-name="standard">
      <style:graphic-properties svg:stroke-color="#000000" draw:marker-end="" draw:fill="solid" draw:fill-color="#66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66ffff" draw:textarea-horizontal-align="justify" draw:textarea-vertical-align="middle" draw:auto-grow-height="false"/>
    </style:style>
    <style:style style:name="gr9" style:family="graphic" style:parent-style-name="objectwithoutfill">
      <style:graphic-properties draw:stroke="solid" svg:stroke-width="0.018cm" draw:marker-start="Symmetric_20_Arrow" draw:marker-start-width="0.227cm" draw:marker-end="Symmetric_20_Arrow" draw:marker-end-width="0.2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41cm"/>
    </style:style>
    <style:style style:name="gr12" style:family="graphic" style:parent-style-name="objectwithoutfill">
      <style:graphic-properties draw:marker-start="" draw:marker-end="Symmetric_20_Arrow" draw:fill="none" draw:textarea-vertical-align="middle"/>
    </style:style>
    <style:style style:name="gr13" style:family="graphic" style:parent-style-name="objectwithoutfill">
      <style:graphic-properties draw:marker-start="Symmetric_20_Arrow" draw:marker-end="" draw:fill="none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2"/>
    </style:style>
    <style:style style:name="P3" style:family="paragraph">
      <style:paragraph-properties fo:margin-top="0cm" fo:margin-bottom="0cm" fo:text-align="center"/>
    </style:style>
    <style:style style:name="P4" style:family="paragraph">
      <style:paragraph-properties fo:margin-top="0cm" fo:margin-bottom="0cm" fo:text-align="center"/>
      <style:text-properties fo:font-size="9pt" style:font-size-asian="9pt" style:font-size-complex="9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text-properties fo:font-size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605cm" svg:height="7.182cm" svg:x="7.566cm" svg:y="1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604cm" svg:height="7.183cm" svg:x="0.254cm" svg:y="1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2.314cm" svg:y1="4.25cm" svg:x2="12.314cm" svg:y2="4.25cm">
          <text:p/>
        </draw:line>
        <draw:line draw:style-name="gr2" draw:text-style-name="P2" draw:layer="layout" svg:x1="4.25cm" svg:y1="3.852cm" svg:x2="4.25cm" svg:y2="3.852cm">
          <text:p/>
        </draw:line>
        <draw:custom-shape draw:style-name="gr3" draw:text-style-name="P4" draw:layer="layout" svg:width="2.854cm" svg:height="2.224cm" svg:x="0.448cm" svg:y="4.71cm">
          <text:p text:style-name="P3"><text:span text:style-name="T1">QEMU I/O</text:span></text:p>
          <text:p text:style-name="P3"><text:span text:style-name="T1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032cm" svg:height="0.729cm" svg:x="0.04cm" svg:y="0.762cm">
          <draw:text-box>
            <text:p><text:span text:style-name="T2">Leader</text:span></text:p>
          </draw:text-box>
        </draw:frame>
        <draw:frame draw:style-name="gr4" draw:text-style-name="P5" draw:layer="layout" svg:width="2.014cm" svg:height="0.729cm" svg:x="7.34cm" svg:y="0.763cm">
          <draw:text-box>
            <text:p><text:span text:style-name="T2">Backup</text:span></text:p>
          </draw:text-box>
        </draw:frame>
        <draw:custom-shape draw:style-name="gr5" draw:text-style-name="P6" draw:layer="layout" svg:width="2.854cm" svg:height="2.394cm" svg:x="0.448cm" svg:y="2.032cm">
          <text:p text:style-name="P1"><text:span text:style-name="T1">VM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404cm" svg:height="0.654cm" svg:x="0.644cm" svg:y="3.64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882cm" svg:y1="4.094cm" svg:x2="1.882cm" svg:y2="4.983cm">
          <text:p/>
        </draw:line>
        <draw:custom-shape draw:style-name="gr7" draw:text-style-name="P6" draw:layer="layout" svg:width="2.032cm" svg:height="1.016cm" svg:x="4.648cm" svg:y="5.272cm">
          <text:p text:style-name="P1"><text:span text:style-name="T1">FALCON</text:span></text:p>
          <text:p text:style-name="P1"><text:span text:style-name="T1">SMR syste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386cm" svg:height="0.654cm" svg:x="0.662cm" svg:y="2.7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032cm" svg:height="1.016cm" svg:x="7.722cm" svg:y="5.28cm">
          <text:p text:style-name="P1"><text:span text:style-name="T1">FALCON</text:span></text:p>
          <text:p text:style-name="P1"><text:span text:style-name="T1">SMR system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45cm" svg:y1="5.742cm" svg:x2="7.963cm" svg:y2="5.742cm">
          <text:p/>
        </draw:line>
        <draw:frame draw:style-name="gr4" draw:text-style-name="P7" draw:layer="layout" svg:width="1.524cm" svg:height="0.607cm" svg:x="6.464cm" svg:y="5.234cm">
          <draw:text-box>
            <text:p><text:span text:style-name="T1">RDMA</text:span></text:p>
          </draw:text-box>
        </draw:frame>
        <draw:line draw:style-name="gr2" draw:text-style-name="P2" draw:layer="layout" svg:x1="13.88cm" svg:y1="3.852cm" svg:x2="13.88cm" svg:y2="3.852cm">
          <text:p/>
        </draw:line>
        <draw:custom-shape draw:style-name="gr5" draw:text-style-name="P6" draw:layer="layout" svg:width="2.814cm" svg:height="2.384cm" svg:x="10.648cm" svg:y="2.032cm">
          <text:p text:style-name="P1"><text:span text:style-name="T1">V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364cm" svg:height="0.654cm" svg:x="10.844cm" svg:y="3.64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364cm" svg:height="0.654cm" svg:x="10.844cm" svg:y="2.7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194cm" svg:height="0.608cm" svg:x="3.124cm" svg:y="6.258cm">
          <draw:text-box>
            <text:p><text:span text:style-name="T3">Input</text:span></text:p>
          </draw:text-box>
        </draw:frame>
        <draw:frame draw:style-name="gr11" draw:text-style-name="P8" draw:layer="layout" svg:width="1.44cm" svg:height="0.591cm" svg:x="3.132cm" svg:y="4.727cm">
          <draw:text-box>
            <text:p><text:span text:style-name="T3">Output</text:span></text:p>
          </draw:text-box>
        </draw:frame>
        <draw:custom-shape draw:style-name="gr3" draw:text-style-name="P6" draw:layer="layout" svg:width="2.845cm" svg:height="2.235cm" svg:x="10.645cm" svg:y="4.727cm">
          <text:p text:style-name="P1"><text:span text:style-name="T1">QEMU I/O</text:span></text:p>
          <text:p text:style-name="P1"><text:span text:style-name="T1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1.494cm" svg:height="0.608cm" svg:x="9.452cm" svg:y="4.758cm">
          <draw:text-box>
            <text:p><text:span text:style-name="T3">Output</text:span></text:p>
          </draw:text-box>
        </draw:frame>
        <draw:line draw:style-name="gr6" draw:text-style-name="P1" draw:layer="layout" svg:x1="12.08cm" svg:y1="4.094cm" svg:x2="12.08cm" svg:y2="4.983cm">
          <text:p/>
        </draw:line>
        <draw:line draw:style-name="gr12" draw:text-style-name="P1" draw:layer="layout" svg:x1="3.302cm" svg:y1="5.072cm" svg:x2="4.71cm" svg:y2="5.626cm">
          <text:p/>
        </draw:line>
        <draw:line draw:style-name="gr12" draw:text-style-name="P1" draw:layer="layout" svg:x1="3.302cm" svg:y1="6.388cm" svg:x2="4.71cm" svg:y2="5.88cm">
          <text:p/>
        </draw:line>
        <draw:line draw:style-name="gr12" draw:text-style-name="P1" draw:layer="layout" svg:x1="10.668cm" svg:y1="5.118cm" svg:x2="9.715cm" svg:y2="5.626cm">
          <text:p/>
        </draw:line>
        <draw:custom-shape draw:style-name="gr7" draw:text-style-name="P6" draw:layer="layout" svg:width="2.03cm" svg:height="1.016cm" svg:x="4.648cm" svg:y="2.872cm">
          <text:p text:style-name="P1"><text:span text:style-name="T1">State transfer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082cm" svg:height="1.016cm" svg:x="7.722cm" svg:y="2.883cm">
          <text:p text:style-name="P1"><text:span text:style-name="T1">State transfer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.382cm" svg:y1="6.934cm" svg:x2="1.37cm" svg:y2="8.104cm">
          <text:p/>
        </draw:line>
        <draw:frame draw:style-name="gr11" draw:text-style-name="P8" draw:layer="layout" svg:width="1.44cm" svg:height="0.591cm" svg:x="1.2cm" svg:y="7.15cm">
          <draw:text-box>
            <text:p><text:span text:style-name="T3">packet</text:span></text:p>
          </draw:text-box>
        </draw:frame>
        <draw:line draw:style-name="gr13" draw:text-style-name="P1" draw:layer="layout" svg:x1="2.378cm" svg:y1="6.934cm" svg:x2="2.366cm" svg:y2="8.104cm">
          <text:p/>
        </draw:line>
        <draw:line draw:style-name="gr12" draw:text-style-name="P1" draw:layer="layout" svg:x1="11.568cm" svg:y1="6.934cm" svg:x2="11.556cm" svg:y2="8.104cm">
          <text:p/>
        </draw:line>
        <draw:frame draw:style-name="gr11" draw:text-style-name="P8" draw:layer="layout" svg:width="1.44cm" svg:height="0.591cm" svg:x="11.386cm" svg:y="7.15cm">
          <draw:text-box>
            <text:p><text:span text:style-name="T3">packet</text:span></text:p>
          </draw:text-box>
        </draw:frame>
        <draw:line draw:style-name="gr13" draw:text-style-name="P1" draw:layer="layout" svg:x1="12.564cm" svg:y1="6.934cm" svg:x2="12.552cm" svg:y2="8.104cm">
          <text:p/>
        </draw:line>
        <draw:line draw:style-name="gr9" draw:text-style-name="P1" draw:layer="layout" svg:x1="6.451cm" svg:y1="3.442cm" svg:x2="7.964cm" svg:y2="3.442cm">
          <text:p/>
        </draw:line>
        <draw:frame draw:style-name="gr4" draw:text-style-name="P7" draw:layer="layout" svg:width="1.664cm" svg:height="0.607cm" svg:x="6.452cm" svg:y="2.935cm">
          <draw:text-box>
            <text:p><text:span text:style-name="T1">TCP/IP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9H58M3S</meta:editing-duration>
    <meta:editing-cycles>139</meta:editing-cycles>
    <meta:generator>LibreOffice/4.2.8.2$Linux_X86_64 LibreOffice_project/420m0$Build-2</meta:generator>
    <dc:date>2016-10-29T16:10:53.349985198</dc:date>
    <meta:document-statistic meta:object-count="60"/>
  </office:meta>
</office:document-meta>
</file>